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Hyperlink" style:family="text">
      <style:text-properties style:font-name="Consolas" fo:font-size="9pt" style:font-size-asian="9pt" style:font-size-complex="9pt" fo:background-color="#FAFBFC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text-align="justify"/>
    </style:style>
    <style:style style:name="T2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</style:style>
    <style:style style:name="T2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3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31" style:parent-style-name="Standard" style:family="paragraph">
      <style:paragraph-properties fo:widows="2" fo:orphans="2" fo:text-align="justify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</style:style>
    <style:style style:name="T24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text-align="justify"/>
    </style:style>
    <style:style style:name="T25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</style:style>
    <style:style style:name="T26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text-align="justify"/>
    </style:style>
    <style:style style:name="T26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</style:style>
    <style:style style:name="T27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1" style:parent-style-name="Standard" style:family="paragraph">
      <style:paragraph-properties fo:widows="2" fo:orphans="2" fo:text-align="justify"/>
    </style:style>
    <style:style style:name="T28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3" style:parent-style-name="Standard" style:family="paragraph">
      <style:paragraph-properties fo:widows="2" fo:orphans="2" fo:text-align="justify"/>
    </style:style>
    <style:style style:name="T28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text-align="justify"/>
    </style:style>
    <style:style style:name="T2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text-align="justify"/>
    </style:style>
    <style:style style:name="T2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widows="2" fo:orphans="2" fo:text-align="justify"/>
    </style:style>
    <style:style style:name="T3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text-align="justify"/>
    </style:style>
    <style:style style:name="T3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widows="2" fo:orphans="2" fo:text-align="justify"/>
    </style:style>
    <style:style style:name="T3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text-align="justify"/>
    </style:style>
    <style:style style:name="T32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widows="2" fo:orphans="2" fo:text-align="justify"/>
    </style:style>
    <style:style style:name="T32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text-align="justify"/>
    </style:style>
    <style:style style:name="T3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8" style:parent-style-name="Standard" style:family="paragraph">
      <style:paragraph-properties fo:widows="2" fo:orphans="2" fo:text-align="justify"/>
    </style:style>
    <style:style style:name="T33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text-align="justify"/>
    </style:style>
    <style:style style:name="T34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justify"/>
    </style:style>
    <style:style style:name="T3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text-align="justify"/>
    </style:style>
    <style:style style:name="T35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5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1" style:parent-style-name="Heading1" style:family="paragraph"/>
    <style:style style:name="T362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6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65" style:family="table-column">
      <style:table-column-properties style:column-width="3.0625in" style:use-optimal-column-width="false"/>
    </style:style>
    <style:style style:name="TableColumn366" style:family="table-column">
      <style:table-column-properties style:column-width="0.8138in" style:use-optimal-column-width="false"/>
    </style:style>
    <style:style style:name="TableColumn367" style:family="table-column">
      <style:table-column-properties style:column-width="0.8763in" style:use-optimal-column-width="false"/>
    </style:style>
    <style:style style:name="TableColumn368" style:family="table-column">
      <style:table-column-properties style:column-width="1.8138in" style:use-optimal-column-width="false"/>
    </style:style>
    <style:style style:name="Table364" style:family="table">
      <style:table-properties style:width="6.5666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 fo:text-align="center"/>
    </style:style>
    <style:style style:name="T37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 fo:text-align="center"/>
    </style:style>
    <style:style style:name="T3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 fo:text-align="center"/>
    </style:style>
    <style:style style:name="T3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P380" style:parent-style-name="Normal" style:family="paragraph">
      <style:paragraph-properties fo:widows="0" fo:orphans="0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 fo:text-align="center"/>
    </style:style>
    <style:style style:name="T38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 fo:text-align="center"/>
    </style:style>
    <style:style style:name="T38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87" style:parent-style-name="Normal" style:family="paragraph">
      <style:paragraph-properties fo:widows="0" fo:orphans="0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0" style:parent-style-name="Standard" style:family="paragraph">
      <style:paragraph-properties fo:widows="2" fo:orphans="2"/>
    </style:style>
    <style:style style:name="T391" style:parent-style-name="pl-e" style:family="text">
      <style:text-properties style:font-name="Consolas" fo:color="#6F42C1" fo:font-size="9pt" style:font-size-asian="9pt" style:font-size-complex="9pt" fo:background-color="#FFFFFF"/>
    </style:style>
    <style:style style:name="T392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393" style:parent-style-name="pl-en" style:family="text">
      <style:text-properties style:font-name="Consolas" fo:color="#6F42C1" fo:font-size="9pt" style:font-size-asian="9pt" style:font-size-complex="9pt" fo:background-color="#FFFFFF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5" style:parent-style-name="Standard" style:family="paragraph">
      <style:paragraph-properties fo:text-align="justify"/>
    </style:style>
    <style:style style:name="T39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8" style:parent-style-name="Standard" style:family="paragraph">
      <style:paragraph-properties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0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0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0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7" style:parent-style-name="Heading1" style:family="paragraph"/>
    <style:style style:name="T4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UPLog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7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Bianca Bueno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4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03/13/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a office:title="lib/uplog_web/views/registration_view.ex" xlink:href="https://github.com/Secretmapper/uplog/commit/eecdc588b5cbdd3911ba233feb26c5eacc867707#diff-5b7ea8ffec9ec49400879f572fdec16f" office:target-frame-name="_top" xlink:show="replace"><text:span text:style-name="T55">views/registration_view.ex</text:span></text:a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</text:span><text:span text:style-name="T59">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 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✔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✔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 supervision of Asst. Prof. Ma.<text:s/></text:span><text:span text:style-name="T119">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✔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 appears after the license of the<text:s/></text:span><text:span text:style-name="T159">source code.</text:span></text:p>
          </table:table-cell>
          <table:table-cell table:style-name="TableCell160">
            <text:p text:style-name="P161"><text:span text:style-name="T162">✔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✔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ext:soft-page-break/>
        <table:table-row table:style-name="TableRow217">
          <table:table-cell table:style-name="TableCell218">
            <text:p text:style-name="P219"><text:span text:style-name="T220">A comment block exists after the Code<text:s/></text:span><text:span text:style-name="T221">History containing the following information: file creation date, development group, client group and a brief statement of the purpose of the software in the file.</text:span></text:p>
          </table:table-cell>
          <table:table-cell table:style-name="TableCell222">
            <text:p text:style-name="P223"><text:span text:style-name="T224">✔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<text:span text:style-name="T229">Add: each variable would have a corresponding descriptions</text:span></text:p>
            <text:p text:style-name="P230"/>
            <text:p text:style-name="P231"><text:span text:style-name="T232">variable_name;<text:s/></text:span><text:span text:style-name="T233">#description</text:span></text:p>
          </table:table-cell>
        </table:table-row>
        <table:table-row table:style-name="TableRow234">
          <table:table-cell table:style-name="TableCell235">
            <text:p text:style-name="P236"><text:span text:style-name="T237">Each method in the file is preceded by a comment block which provides the following information: method name, routine's creation date, purpose of the routine, a list of the calling arguments (their types and what they do), a list of required<text:s/></text:span><text:span text:style-name="T238">files and/or database tables, and return value.</text:span></text:p>
          </table:table-cell>
          <table:table-cell table:style-name="TableCell239">
            <text:p text:style-name="P240"><text:span text:style-name="T241">✔</text:span>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Indentions are<text:s/></text:span><text:span text:style-name="T250">2</text:span><text:span text:style-name="T251"><text:s/>spaces. TABS ARE NOT USED.</text:span></text:p>
          </table:table-cell>
          <table:table-cell table:style-name="TableCell252">
            <text:p text:style-name="P253"><text:span text:style-name="T254">✔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<text:span text:style-name="T262">Inline comments are found at the top of the statement using '</text:span><text:span text:style-name="T263">"""</text:span><text:span text:style-name="T264">' and '</text:span><text:span text:style-name="T265">"""</text:span><text:span text:style-name="T266">'.</text:span></text:p>
          </table:table-cell>
          <table:table-cell table:style-name="TableCell267">
            <text:p text:style-name="P268"><text:span text:style-name="T269">✔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<text:span text:style-name="T277">Bracketing of block statements follows the following format:</text:span></text:p>
            <text:p text:style-name="P278"/>
            <text:p text:style-name="P279"><text:span text:style-name="T280">if (){</text:span></text:p>
            <text:p text:style-name="P281"><text:span text:style-name="T282"><text:s text:c="5"/>statements;</text:span></text:p>
            <text:p text:style-name="P283"><text:span text:style-name="T284">}</text:span></text:p>
          </table:table-cell>
          <table:table-cell table:style-name="TableCell285">
            <text:p text:style-name="P286"><text:span text:style-name="T287">✔</text:span>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<text:span text:style-name="T295">Exceptions are being handled appropriately.</text:span></text:p>
          </table:table-cell>
          <table:table-cell table:style-name="TableCell296">
            <text:p text:style-name="P297"><text:span text:style-name="T298">✔</text:span>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<text:span text:style-name="T306">Meaningful variable names are used.</text:span></text:p>
          </table:table-cell>
          <table:table-cell table:style-name="TableCell307">
            <text:p text:style-name="P308"><text:span text:style-name="T309">✔</text:span>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Variable are initialized prior to use.</text:span></text:p>
          </table:table-cell>
          <table:table-cell table:style-name="TableCell318">
            <text:p text:style-name="P319"><text:span text:style-name="T320">✔</text:span>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Program statements are limited to one per line.</text:span></text:p>
          </table:table-cell>
          <table:table-cell table:style-name="TableCell329">
            <text:p text:style-name="P330"><text:span text:style-name="T331">✔</text:span>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<text:span text:style-name="T339">Parenthesis are used to remove<text:s/></text:span><text:span text:style-name="T340">operator precedence ambiguity and improve code readability.</text:span></text:p>
          </table:table-cell>
          <table:table-cell table:style-name="TableCell341">
            <text:p text:style-name="P342"><text:span text:style-name="T343">✔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<text:span text:style-name="T351">Meaningful error messages are used.</text:span></text:p>
          </table:table-cell>
          <table:table-cell table:style-name="TableCell352">
            <text:p text:style-name="P353"><text:span text:style-name="T354">✔</text:span>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</table:table>
      <text:list text:style-name="WWNum1">
        <text:list-item text:start-value="1">
          <text:p text:style-name="P359"/>
        </text:list-item>
      </text:list>
      <text:list text:style-name="WWNum1" text:continue-numbering="true">
        <text:list-item>
          <text:p text:style-name="P360"/>
        </text:list-item>
      </text:list>
      <text:list text:style-name="WWNum1" text:continue-numbering="true">
        <text:list-item>
          <text:p text:style-name="P361"><text:span text:style-name="T362">Design Principles (Modularity, Cohesion, Coupling). <text:s/>Place a check mark if the method complies with Coupling and Cohesion. <text:s/>If not, leave it<text:s/></text:span><text:span text:style-name="T363">blank.</text:span></text:p>
        </text:list-item>
      </text:list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rows-spanned="2">
            <text:p text:style-name="P371"><text:span text:style-name="T372">List of Method Signature</text:span></text:p>
          </table:table-cell>
          <table:table-cell table:style-name="TableCell373" table:number-columns-spanned="2">
            <text:p text:style-name="P374"><text:span text:style-name="T375">Modularity</text:span></text:p>
          </table:table-cell>
          <table:covered-table-cell/>
          <table:table-cell table:style-name="TableCell376" table:number-rows-spanned="2">
            <text:p text:style-name="P377"><text:span text:style-name="T378">Remarks</text:span></text:p>
          </table:table-cell>
        </table:table-row>
        <table:table-row table:style-name="TableRow379">
          <table:covered-table-cell>
            <text:p text:style-name="P380"/>
          </table:covered-table-cell>
          <table:table-cell table:style-name="TableCell381">
            <text:p text:style-name="P382"><text:span text:style-name="T383">Coupling</text:span></text:p>
          </table:table-cell>
          <table:table-cell table:style-name="TableCell384">
            <text:p text:style-name="P385"><text:span text:style-name="T386">Cohesion</text:span></text:p>
          </table:table-cell>
          <table:covered-table-cell>
            <text:p text:style-name="P387"/>
          </table:covered-table-cell>
        </table:table-row>
        <table:table-row table:style-name="TableRow388">
          <table:table-cell table:style-name="TableCell389">
            <text:p text:style-name="P390"><text:span text:style-name="T391">UplogWeb</text:span><text:span text:style-name="T392">.</text:span><text:span text:style-name="T393">RegistrationView</text:span></text:p>
          </table:table-cell>
          <table:table-cell table:style-name="TableCell394">
            <text:p text:style-name="P395"><text:span text:style-name="T396">✔</text:span>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</table:table>
      <text:list text:style-name="WWNum1" text:continue-numbering="true">
        <text:list-item>
          <text:p text:style-name="P401"/>
        </text:list-item>
      </text:list>
      <text:list text:style-name="WWNum1" text:continue-numbering="true">
        <text:list-item>
          <text:p text:style-name="P402"/>
        </text:list-item>
      </text:list>
      <text:p text:style-name="P403"/>
      <text:p text:style-name="P404"/>
      <text:p text:style-name="P405"/>
      <text:p text:style-name="P406"/>
      <text:list text:style-name="WWNum1" text:continue-numbering="true">
        <text:list-item>
          <text:p text:style-name="P407"><text:span text:style-name="T408">Reviewer’s Comments:</text:span><text:span text:style-name="T409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Garamond" style:font-name-asian="Garamond" style:font-name-complex="Garamond"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l-en" style:display-name="pl-en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style:style style:name="pl-k" style:display-name="pl-k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l-e" style:display-name="pl-e" style:family="text" style:parent-style-name="DefaultParagraphFont"/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anca Bueno</meta:initial-creator>
    <dc:creator>Patricia Bianca Bueno</dc:creator>
    <meta:creation-date>2020-03-13T04:05:00Z</meta:creation-date>
    <dc:date>2020-03-13T04:07:00Z</dc:date>
    <meta:template xlink:href="Normal" xlink:type="simple"/>
    <meta:editing-cycles>3</meta:editing-cycles>
    <meta:editing-duration>PT180S</meta:editing-duration>
    <meta:document-statistic meta:page-count="2" meta:paragraph-count="5" meta:word-count="418" meta:character-count="2797" meta:row-count="19" meta:non-whitespace-character-count="2384"/>
  </office:meta>
</office:document-meta>
</file>